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ie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ia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ena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1"><text:span text:style-name="T2"/></text:p>
      <text:p text:style-name="P1">For Loop</text:p>
      <text:p text:style-name="P1"/>
      <text:p text:style-name="P2">Syntax does not include brackets.</text:p>
      <text:p text:style-name="P2"><text:span text:style-name="T1"/></text:p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1"><text:span text:style-name="T2"/></text:p>
      <text:p text:style-name="P1"><text:span text:style-name="T2">EX:</text:span></text:p>
      <text:p text:style-name="P1"><text:span text:style-name="T2"/></text:p>
      <text:p text:style-name="P1"><text:span text:style-name="T2">numbers = ['one', 'two', 'three']</text:span></text:p>
      <text:p text:style-name="P1"><text:span text:style-name="T2"/></text:p>
      <text:p text:style-name="P1">for <text:span text:style-name="T2">number </text:span>in <text:span text:style-name="T2">numbers:</text:span></text:p>
      <text:p text:style-name="P1"><text:span text:style-name="T2"><text:tab/>print(number)</text:span></text:p>
      <text:p text:style-name="P1"><text:span text:style-name="T2"/></text:p>
      <text:p text:style-name="P1"><text:span text:style-name="T2">This will loops through the numbers list and print the number one by one. Note the required colon and indentation of the task to be looped. To have a task execute only once, skip the indentation:</text:span></text:p>
      <text:p text:style-name="P1"><text:span text:style-name="T2"/></text:p>
      <text:p text:style-name="P1"><text:span text:style-name="T2">for number in numbers:</text:span></text:p>
      <text:p text:style-name="P1"><text:span text:style-name="T2"><text:tab/>print(numbers)</text:span></text:p>
      <text:p text:style-name="P1"><text:span text:style-name="T2">print('All done!') <text:s/>This will loop through the three numebrs in the list, printing them all once and then print “All done!”</text:span></text:p>
      <text:p text:style-name="P1"><text:soft-page-break/><text:span text:style-name="T2"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range() function)</text:span></text:p>
      <text:p text:style-name="P1"><text:span text:style-name="T2"/></text:p>
      <text:p text:style-name="P1"><text:span text:style-name="T2">use </text:span>range() <text:span text:style-name="T2">with a </text:span>for <text:span text:style-name="T2">loop like so: </text:span></text:p>
      <text:p text:style-name="P1"><text:span text:style-name="T2"/></text:p>
      <text:p text:style-name="P1">for <text:span text:style-name="T2">value </text:span>in <text:span text:style-name="T2">range(1,6)</text:span></text:p>
      <text:p text:style-name="P1"><text:span text:style-name="T2"><text:tab/>print(value)</text:span></text:p>
      <text:p text:style-name="P1"><text:span text:style-name="T2"/></text:p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2"><text:span text:style-name="T1"/></text:p>
      <text:p text:style-name="P1">list() = <text:span text:style-name="T2">create a list (list() function)</text:span></text:p>
      <text:p text:style-name="P1"><text:span text:style-name="T2"/></text:p>
      <text:p text:style-name="P1">min() <text:span text:style-name="T2">= find the lowest value in a list of numbers</text:span></text:p>
      <text:p text:style-name="P1"><text:span text:style-name="T2"/></text:p>
      <text:p text:style-name="P1">max() = <text:span text:style-name="T2">find the highest value in a list of numbers</text:span></text:p>
      <text:p text:style-name="P1"><text:span text:style-name="T2"/></text:p>
      <text:p text:style-name="P1">sum() = <text:span text:style-name="T2"><text:s/>find the total sum of a list of numbers</text:span></text:p>
      <text:p text:style-name="P2"/>
      <text:p text:style-name="P2">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10T12:31:38.60</dc:date>
    <dc:creator>James Wagner</dc:creator>
    <meta:editing-duration>P1DT10H4M21S</meta:editing-duration>
    <meta:editing-cycles>21</meta:editing-cycles>
    <meta:generator>OpenOffice/4.1.13$Win32 OpenOffice.org_project/4113m1$Build-9810</meta:generator>
    <meta:document-statistic meta:table-count="0" meta:image-count="0" meta:object-count="0" meta:page-count="3" meta:paragraph-count="62" meta:word-count="788" meta:character-count="4330"/>
  </office:meta>
</office:document-meta>
</file>